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 fo:text-align="center" style:justify-single-word="false"/>
    </style:style>
    <style:style style:name="P2" style:family="paragraph" style:parent-style-name="Standard">
      <style:paragraph-properties fo:margin-top="0in" fo:margin-bottom="0.139in" style:contextual-spacing="false" fo:line-height="115%" fo:text-align="start" style:justify-single-word="false"/>
    </style:style>
    <style:style style:name="P3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use-window-font-color="true" loext:opacity="0%" style:font-name="Calibri" fo:font-size="16pt" fo:font-weight="bold" fo:background-color="transparent" style:font-name-asian="Calibri" style:font-name-complex="Calibri"/>
    </style:style>
    <style:style style:name="T1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Calibri" fo:font-size="11pt" fo:font-weight="bold" fo:background-color="transparent" loext:char-shading-value="0" style:font-name-asian="Calibri" style:font-name-complex="Calibri"/>
    </style:style>
    <style:style style:name="T3" style:family="text">
      <style:text-properties fo:color="#0000ff" loext:opacity="100%" style:font-name="Calibri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" style:font-name-complex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thub URLs</text:p>
      <text:p text:style-name="P1"><text:span text:style-name="T1"/></text:p>
      <text:p text:style-name="P2"><text:span text:style-name="T2">GANS</text:span><text:span text:style-name="T1">: </text:span><text:a xlink:type="simple" xlink:href="https://github.com/zzhang05/ANDA" text:style-name="Internet_20_link" text:visited-style-name="Visited_20_Internet_20_Link"><text:span text:style-name="T3">https://github.com/zzhang05/ANDA</text:span></text:a><text:span text:style-name="T1">, </text:span><text:a xlink:type="simple" xlink:href="https://github.com/mit-han-lab/data-efficient-gans" text:style-name="Internet_20_link" text:visited-style-name="Visited_20_Internet_20_Link"><text:span text:style-name="T3">https://github.com/mit-han-lab/data-efficient-gans</text:span></text:a></text:p>
      <text:p text:style-name="P2"><text:span text:style-name="T2">Model Compression</text:span><text:span text:style-name="T1">: Doesn't have a github</text:span></text:p>
      <text:p text:style-name="P2"><text:span text:style-name="T2">Few-shots learning</text:span><text:span text:style-name="T1">: Doesn't have a github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4" meta:word-count="17" meta:character-count="182" meta:non-whitespace-character-count="169"/>
    <meta:generator>LibreOffice/24.2.5.2$Linux_X86_64 LibreOffice_project/420$Build-2</meta:generator>
  </office:meta>
</office:document-meta>
</file>